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853da4"/>
    </style:style>
    <style:style style:name="P4" style:family="paragraph" style:parent-style-name="Heading_20_2">
      <style:text-properties officeooo:paragraph-rsid="06c7b297"/>
    </style:style>
    <style:style style:name="P5" style:family="paragraph" style:parent-style-name="Heading_20_2">
      <style:text-properties officeooo:paragraph-rsid="06c841da"/>
    </style:style>
    <style:style style:name="P6" style:family="paragraph" style:parent-style-name="Heading_20_2">
      <style:text-properties fo:color="#000000" loext:opacity="100%" style:font-name="Monospace" fo:font-size="12pt" fo:language="en" fo:country="US" fo:font-style="normal" fo:font-weight="normal" officeooo:rsid="06bbca92" officeooo:paragraph-rsid="06ca1f16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7" style:family="paragraph" style:parent-style-name="Heading_20_2">
      <style:text-properties officeooo:paragraph-rsid="06ce5984"/>
    </style:style>
    <style:style style:name="P8" style:family="paragraph" style:parent-style-name="Heading_20_2">
      <style:text-properties officeooo:paragraph-rsid="06d5e533"/>
    </style:style>
    <style:style style:name="P9" style:family="paragraph" style:parent-style-name="Text_20_body">
      <style:text-properties officeooo:paragraph-rsid="06853da4"/>
    </style:style>
    <style:style style:name="P10" style:family="paragraph" style:parent-style-name="Text_20_body">
      <style:paragraph-properties fo:line-height="100%"/>
      <style:text-properties officeooo:rsid="04af6545" officeooo:paragraph-rsid="06674392"/>
    </style:style>
    <style:style style:name="P11" style:family="paragraph" style:parent-style-name="Text_20_body">
      <style:text-properties style:font-name="Monospace" officeooo:rsid="06853da4" officeooo:paragraph-rsid="06853da4" style:font-size-asian="10.5pt" style:font-name-complex="David CLM" style:font-weight-complex="normal"/>
    </style:style>
    <style:style style:name="P12" style:family="paragraph" style:parent-style-name="Text_20_body">
      <style:text-properties style:font-name="Monospace" fo:language="en" fo:country="US" officeooo:rsid="06b14e7b" officeooo:paragraph-rsid="06c841da" style:font-size-asian="10.5pt" style:font-name-complex="David CLM" style:font-weight-complex="normal"/>
    </style:style>
    <style:style style:name="P13" style:family="paragraph" style:parent-style-name="Text_20_body">
      <style:text-properties style:font-name="Monospace" fo:language="en" fo:country="US" officeooo:rsid="0695f351" officeooo:paragraph-rsid="06d90b46" style:font-size-asian="10.5pt" style:font-name-complex="David CLM" style:font-weight-complex="normal"/>
    </style:style>
    <style:style style:name="P14" style:family="paragraph" style:parent-style-name="Text_20_body">
      <style:paragraph-properties fo:line-height="100%"/>
      <style:text-properties fo:color="#000000" loext:opacity="100%" style:font-name="Monospace" fo:font-size="12pt" fo:language="en" fo:country="US" fo:font-style="normal" fo:font-weight="normal" officeooo:rsid="0692965c" officeooo:paragraph-rsid="0667439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5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6b30e6b" officeooo:paragraph-rsid="06c1e06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6" style:family="paragraph" style:parent-style-name="Text_20_body">
      <style:text-properties officeooo:rsid="06b14e7b" officeooo:paragraph-rsid="06c841da"/>
    </style:style>
    <style:style style:name="P17" style:family="paragraph" style:parent-style-name="Text_20_body">
      <style:text-properties officeooo:paragraph-rsid="06c841da"/>
    </style:style>
    <style:style style:name="P18" style:family="paragraph" style:parent-style-name="Text_20_body">
      <style:text-properties officeooo:paragraph-rsid="06d90b46"/>
    </style:style>
    <style:style style:name="P19" style:family="paragraph" style:parent-style-name="Standard">
      <style:text-properties style:font-name="Monospace" officeooo:rsid="06a68dc2" officeooo:paragraph-rsid="06a5a2d9" style:font-size-asian="10.5pt" style:font-name-complex="David CLM" style:font-weight-complex="normal"/>
    </style:style>
    <style:style style:name="P20" style:family="paragraph" style:parent-style-name="Standard">
      <style:text-properties style:font-name="Monospace" officeooo:rsid="06a68dc2" officeooo:paragraph-rsid="06a68dc2" style:font-size-asian="10.5pt" style:font-name-complex="David CLM" style:font-weight-complex="normal"/>
    </style:style>
    <style:style style:name="P21" style:family="paragraph" style:parent-style-name="Standard">
      <style:text-properties style:font-name="Monospace" officeooo:rsid="06a68dc2" officeooo:paragraph-rsid="06c7b297" style:font-size-asian="10.5pt" style:font-name-complex="David CLM" style:font-weight-complex="normal"/>
    </style:style>
    <style:style style:name="P22" style:family="paragraph" style:parent-style-name="Standard">
      <style:text-properties officeooo:rsid="06a5a2d9" officeooo:paragraph-rsid="06a5a2d9"/>
    </style:style>
    <style:style style:name="P23" style:family="paragraph" style:parent-style-name="Standard">
      <style:text-properties officeooo:rsid="06a5a2d9" officeooo:paragraph-rsid="06c7b297"/>
    </style:style>
    <style:style style:name="P24" style:family="paragraph" style:parent-style-name="Standard">
      <style:text-properties officeooo:paragraph-rsid="06a68dc2"/>
    </style:style>
    <style:style style:name="P25" style:family="paragraph" style:parent-style-name="Standard">
      <style:text-properties officeooo:paragraph-rsid="06c7b297"/>
    </style:style>
    <style:style style:name="P26" style:family="paragraph" style:parent-style-name="Standard">
      <style:text-properties fo:font-style="normal" officeooo:rsid="06de833f" officeooo:paragraph-rsid="06ce5984" style:font-style-asian="normal" style:font-style-complex="normal"/>
    </style:style>
    <style:style style:name="P27" style:family="paragraph" style:parent-style-name="Standard">
      <style:text-properties officeooo:rsid="06e2fa61" officeooo:paragraph-rsid="06d5e533"/>
    </style:style>
    <style:style style:name="P28" style:family="paragraph" style:parent-style-name="Standard">
      <style:text-properties fo:color="#000000" loext:opacity="100%" style:font-name="Monospace" fo:font-size="12pt" fo:font-style="italic" fo:font-weight="normal" officeooo:rsid="06d3243a" officeooo:paragraph-rsid="06d5e533" style:font-name-asian="Noto Sans CJK SC Regular" style:font-size-asian="10.5pt" style:font-style-asian="italic" style:font-weight-asian="normal" style:font-name-complex="David CLM" style:font-size-complex="16pt" style:font-style-complex="italic" style:font-weight-complex="normal"/>
    </style:style>
    <style:style style:name="P29" style:family="paragraph" style:parent-style-name="Standard">
      <style:text-properties officeooo:paragraph-rsid="06d5e533"/>
    </style:style>
    <style:style style:name="P30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b14e7b" officeooo:paragraph-rsid="06c841da" style:font-size-asian="10.5pt" style:font-name-complex="David CLM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ce5984" style:font-style-asian="normal" style:font-style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ce5984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ce5984" style:font-size-asian="12pt" style:font-style-asian="normal" style:font-size-complex="12pt" style:font-style-complex="normal"/>
    </style:style>
    <style:style style:name="P34" style:family="paragraph" style:parent-style-name="Heading_20_2">
      <style:paragraph-properties fo:text-align="end" style:justify-single-word="false" style:writing-mode="rl-tb"/>
      <style:text-properties officeooo:rsid="06eee63b" officeooo:paragraph-rsid="06ce5984" style:font-size-asian="12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Monospace" fo:language="en" fo:country="US" officeooo:rsid="0692fed4" officeooo:paragraph-rsid="06ce5984" style:font-size-asian="10.5pt" style:font-name-complex="David CLM" style:font-weight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ce5984" style:font-style-asian="norma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ce5984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fo:font-size="12pt" fo:font-style="normal" officeooo:rsid="06eee63b" officeooo:paragraph-rsid="06d5e533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fo:color="#000000" loext:opacity="100%" style:font-name="Monospace" fo:font-size="12pt" fo:language="en" fo:country="US" fo:font-style="normal" fo:font-weight="normal" officeooo:rsid="06e7d559" officeooo:paragraph-rsid="06ce598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6eee63b" officeooo:paragraph-rsid="06d5e533" style:font-size-asian="12pt"/>
    </style:style>
    <style:style style:name="P41" style:family="paragraph" style:parent-style-name="Standard">
      <style:text-properties fo:color="#000000" loext:opacity="100%" style:font-name="Monospace" fo:font-size="12pt" fo:language="en" fo:country="US" fo:font-style="normal" fo:font-weight="normal" officeooo:rsid="06e7d559" officeooo:paragraph-rsid="06a8874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fo:font-size="12pt" fo:font-style="normal" officeooo:rsid="06e2fa61" officeooo:paragraph-rsid="06d5e533" style:font-size-asian="12pt" style:font-style-asian="normal" style:font-size-complex="12pt" style:font-style-complex="normal"/>
    </style:style>
    <style:style style:name="P43" style:family="paragraph" style:parent-style-name="Heading_20_1">
      <style:paragraph-properties fo:line-height="100%"/>
      <style:text-properties officeooo:rsid="04af6545" officeooo:paragraph-rsid="04af6545"/>
    </style:style>
    <style:style style:name="P44" style:family="paragraph" style:parent-style-name="Heading_20_2">
      <style:text-properties fo:color="#000000" loext:opacity="100%" style:font-name="Monospace" fo:font-size="12pt" fo:font-style="normal" fo:font-weight="normal" officeooo:rsid="06853da4" officeooo:paragraph-rsid="06ca1f1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5" style:family="paragraph" style:parent-style-name="Heading_20_2">
      <style:text-properties fo:color="#000000" loext:opacity="100%" style:font-name="Monospace" fo:font-size="12pt" fo:language="en" fo:country="US" fo:font-style="normal" fo:font-weight="normal" officeooo:rsid="06cb5f31" officeooo:paragraph-rsid="06d1b6b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6" style:family="paragraph" style:parent-style-name="Heading_20_2">
      <style:text-properties officeooo:paragraph-rsid="06d94817"/>
    </style:style>
    <style:style style:name="P47" style:family="paragraph" style:parent-style-name="Heading_20_2">
      <style:text-properties officeooo:rsid="06cb5f31" officeooo:paragraph-rsid="06d90b46" style:font-size-asian="12pt"/>
    </style:style>
    <style:style style:name="P48" style:family="paragraph" style:parent-style-name="Heading_20_2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6853da4" officeooo:paragraph-rsid="06d9481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9" style:family="paragraph" style:parent-style-name="Heading_20_2">
      <style:paragraph-properties fo:text-align="end" style:justify-single-word="false" style:writing-mode="rl-tb"/>
      <style:text-properties officeooo:paragraph-rsid="06d94817"/>
    </style:style>
    <style:style style:name="P50" style:family="paragraph" style:parent-style-name="Text_20_body" style:list-style-name="L1">
      <style:text-properties style:font-name="Monospace" officeooo:rsid="06853da4" officeooo:paragraph-rsid="06853da4" style:font-size-asian="10.5pt" style:font-name-complex="David CLM" style:font-weight-complex="normal"/>
    </style:style>
    <style:style style:name="P51" style:family="paragraph" style:parent-style-name="Text_20_body">
      <style:text-properties style:font-name="Monospace" fo:language="en" fo:country="US" officeooo:rsid="07151935" officeooo:paragraph-rsid="06d94817" style:font-size-asian="10.5pt" style:font-name-complex="David CLM" style:font-weight-complex="normal"/>
    </style:style>
    <style:style style:name="P52" style:family="paragraph" style:parent-style-name="Text_20_body">
      <style:text-properties fo:language="en" fo:country="US" officeooo:rsid="07151935" officeooo:paragraph-rsid="06d94817"/>
    </style:style>
    <style:style style:name="P53" style:family="paragraph" style:parent-style-name="Text_20_body">
      <style:text-properties fo:language="en" fo:country="US" officeooo:rsid="06d1e70e" officeooo:paragraph-rsid="06d94817"/>
    </style:style>
    <style:style style:name="P54" style:family="paragraph" style:parent-style-name="Text_20_body">
      <style:text-properties fo:language="en" fo:country="US" officeooo:rsid="06d383f2" officeooo:paragraph-rsid="06d94817"/>
    </style:style>
    <style:style style:name="P55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6853da4" officeooo:paragraph-rsid="06d9481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6" style:family="paragraph" style:parent-style-name="Text_20_body">
      <style:text-properties officeooo:rsid="06d1e70e" officeooo:paragraph-rsid="06d94817"/>
    </style:style>
    <style:style style:name="P57" style:family="paragraph" style:parent-style-name="Text_20_body">
      <style:text-properties officeooo:paragraph-rsid="06d94817"/>
    </style:style>
    <style:style style:name="P58" style:family="paragraph" style:parent-style-name="Text_20_body">
      <style:text-properties fo:font-size="12pt" style:font-size-asian="12pt" style:font-size-complex="12pt"/>
    </style:style>
    <style:style style:name="P59" style:family="paragraph" style:parent-style-name="Text_20_body">
      <style:paragraph-properties fo:text-align="end" style:justify-single-word="false" style:writing-mode="rl-tb"/>
      <style:text-properties officeooo:rsid="06cb5f31" officeooo:paragraph-rsid="06d90b46" style:font-size-asian="12pt"/>
    </style:style>
    <style:style style:name="P60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language="en" fo:country="US" fo:font-style="normal" fo:font-weight="normal" officeooo:rsid="06cb5f31" officeooo:paragraph-rsid="06d9481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9bde8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d145b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f1ece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de833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15193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e2fa6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2e4e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716043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6b14e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language="en" fo:country="US" fo:font-style="normal" fo:font-weight="normal" officeooo:rsid="06fb909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language="en" fo:country="US" fo:font-style="normal" fo:font-weight="normal" officeooo:rsid="06d1e70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language="en" fo:country="US" fo:font-style="normal" fo:font-weight="normal" officeooo:rsid="06f9e1d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language="en" fo:country="US" fo:font-style="normal" fo:font-weight="normal" officeooo:rsid="0695f351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2" style:family="text">
      <style:text-properties fo:color="#000000" loext:opacity="100%" style:font-name="Monospace" fo:font-size="12pt" fo:language="en" fo:country="US" fo:font-style="normal" fo:font-weight="normal" officeooo:rsid="06f8bf3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3" style:family="text">
      <style:text-properties fo:color="#000000" loext:opacity="100%" style:font-name="Monospace" fo:language="en" fo:country="US" fo:font-style="normal" fo:font-weight="normal" officeooo:rsid="06f9e1d0" style:font-name-asian="Noto Sans CJK SC Regular" style:font-style-asian="normal" style:font-weight-asian="normal" style:font-name-complex="David CLM" style:font-style-complex="normal" style:font-weight-complex="normal"/>
    </style:style>
    <style:style style:name="T24" style:family="text">
      <style:text-properties fo:color="#000000" loext:opacity="100%" style:font-name="Monospace" fo:language="en" fo:country="US" fo:font-style="normal" fo:font-weight="normal" officeooo:rsid="0695f351" style:font-name-asian="Noto Sans CJK SC Regular" style:font-style-asian="normal" style:font-weight-asian="normal" style:font-name-complex="David CLM" style:font-style-complex="normal" style:font-weight-complex="normal"/>
    </style:style>
    <style:style style:name="T25" style:family="text">
      <style:text-properties fo:color="#000000" loext:opacity="100%" style:font-name="Monospace" fo:language="en" fo:country="US" fo:font-style="normal" fo:font-weight="normal" officeooo:rsid="06f8bf34" style:font-name-asian="Noto Sans CJK SC Regular" style:font-style-asian="normal" style:font-weight-asian="normal" style:font-name-complex="David CLM" style:font-style-complex="normal" style:font-weight-complex="normal"/>
    </style:style>
    <style:style style:name="T26" style:family="text">
      <style:text-properties style:font-name="Monospace" style:font-size-asian="10.5pt" style:font-name-complex="David CLM" style:font-weight-complex="normal"/>
    </style:style>
    <style:style style:name="T27" style:family="text">
      <style:text-properties style:font-name="Monospace" officeooo:rsid="068311cf" style:font-size-asian="10.5pt" style:font-name-complex="David CLM" style:font-weight-complex="normal"/>
    </style:style>
    <style:style style:name="T28" style:family="text">
      <style:text-properties style:font-name="Monospace" officeooo:rsid="06853da4" style:font-size-asian="10.5pt" style:font-name-complex="David CLM" style:font-weight-complex="normal"/>
    </style:style>
    <style:style style:name="T29" style:family="text">
      <style:text-properties style:font-name="Monospace" officeooo:rsid="069e9e2a" style:font-size-asian="10.5pt" style:font-name-complex="David CLM" style:font-weight-complex="normal"/>
    </style:style>
    <style:style style:name="T30" style:family="text">
      <style:text-properties style:font-name="Monospace" officeooo:rsid="06a68dc2" style:font-size-asian="10.5pt" style:font-name-complex="David CLM" style:font-weight-complex="normal"/>
    </style:style>
    <style:style style:name="T31" style:family="text">
      <style:text-properties style:font-name="Monospace" officeooo:rsid="06a5a2d9" style:font-size-asian="10.5pt" style:font-name-complex="David CLM" style:font-weight-complex="normal"/>
    </style:style>
    <style:style style:name="T32" style:family="text">
      <style:text-properties style:font-name="Monospace" officeooo:rsid="06a73348" style:font-size-asian="10.5pt" style:font-name-complex="David CLM" style:font-weight-complex="normal"/>
    </style:style>
    <style:style style:name="T33" style:family="text">
      <style:text-properties style:font-name="Monospace" officeooo:rsid="06aa3238" style:font-size-asian="10.5pt" style:font-name-complex="David CLM" style:font-weight-complex="normal"/>
    </style:style>
    <style:style style:name="T34" style:family="text">
      <style:text-properties style:font-name="Monospace" officeooo:rsid="06b14e7b" style:font-size-asian="10.5pt" style:font-name-complex="David CLM" style:font-weight-complex="normal"/>
    </style:style>
    <style:style style:name="T35" style:family="text">
      <style:text-properties style:font-name="Monospace" officeooo:rsid="06bab3c0" style:font-size-asian="10.5pt" style:font-name-complex="David CLM" style:font-weight-complex="normal"/>
    </style:style>
    <style:style style:name="T36" style:family="text">
      <style:text-properties style:font-name="Monospace" officeooo:rsid="06d3243a" style:font-size-asian="10.5pt" style:font-name-complex="David CLM" style:font-weight-complex="normal"/>
    </style:style>
    <style:style style:name="T37" style:family="text">
      <style:text-properties style:font-name="Monospace" officeooo:rsid="06c7b297" style:font-size-asian="10.5pt" style:font-name-complex="David CLM" style:font-weight-complex="normal"/>
    </style:style>
    <style:style style:name="T38" style:family="text">
      <style:text-properties style:font-name="Monospace" officeooo:rsid="0710ba64" style:font-size-asian="10.5pt" style:font-name-complex="David CLM" style:font-weight-complex="normal"/>
    </style:style>
    <style:style style:name="T39" style:family="text">
      <style:text-properties style:font-name="Monospace" officeooo:rsid="070ef600" style:font-size-asian="10.5pt" style:font-name-complex="David CLM" style:font-weight-complex="normal"/>
    </style:style>
    <style:style style:name="T40" style:family="text">
      <style:text-properties style:font-name="Monospace" fo:language="en" fo:country="US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45" style:family="text">
      <style:text-properties style:font-name="Monospace" fo:language="en" fo:country="US" officeooo:rsid="06b14e7b" style:font-size-asian="10.5pt" style:font-name-complex="David CLM" style:font-weight-complex="normal"/>
    </style:style>
    <style:style style:name="T46" style:family="text">
      <style:text-properties style:font-name="Monospace" fo:language="en" fo:country="US" officeooo:rsid="06d1e70e" style:font-size-asian="10.5pt" style:font-name-complex="David CLM" style:font-weight-complex="normal"/>
    </style:style>
    <style:style style:name="T47" style:family="text">
      <style:text-properties style:font-name="Monospace" fo:language="en" fo:country="US" officeooo:rsid="06d383f2" style:font-size-asian="10.5pt" style:font-name-complex="David CLM" style:font-weight-complex="normal"/>
    </style:style>
    <style:style style:name="T48" style:family="text">
      <style:text-properties style:font-name="Monospace" fo:language="en" fo:country="US" officeooo:rsid="070ef600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7151935" style:font-size-asian="10.5pt" style:font-name-complex="David CLM" style:font-weight-complex="normal"/>
    </style:style>
    <style:style style:name="T50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51" style:family="text">
      <style:text-properties style:font-name="Monospace" fo:language="en" fo:country="US" fo:font-weight="normal" officeooo:rsid="06d40058" style:font-size-asian="10.5pt" style:font-weight-asian="normal" style:font-name-complex="David CLM" style:font-weight-complex="normal"/>
    </style:style>
    <style:style style:name="T52" style:family="text">
      <style:text-properties style:font-name="Monospace" fo:language="en" fo:country="US" fo:font-weight="normal" officeooo:rsid="06d4b7c3" style:font-size-asian="10.5pt" style:font-weight-asian="normal" style:font-name-complex="David CLM" style:font-weight-complex="normal"/>
    </style:style>
    <style:style style:name="T53" style:family="text">
      <style:text-properties style:font-name="Monospace" fo:font-style="italic" officeooo:rsid="06d3243a" style:font-size-asian="10.5pt" style:font-style-asian="italic" style:font-name-complex="David CLM" style:font-style-complex="italic" style:font-weight-complex="normal"/>
    </style:style>
    <style:style style:name="T54" style:family="text">
      <style:text-properties officeooo:rsid="06a5a2d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6d145bd" style:font-style-asian="italic" style:font-style-complex="italic"/>
    </style:style>
    <style:style style:name="T57" style:family="text">
      <style:text-properties officeooo:rsid="06a68dc2"/>
    </style:style>
    <style:style style:name="T58" style:family="text">
      <style:text-properties officeooo:rsid="06c7b297"/>
    </style:style>
    <style:style style:name="T59" style:family="text">
      <style:text-properties officeooo:rsid="06bab3c0" style:font-size-asian="10.5pt" style:font-name-complex="David CLM"/>
    </style:style>
    <style:style style:name="T60" style:family="text">
      <style:text-properties officeooo:rsid="06bbca92" style:font-size-asian="10.5pt" style:font-name-complex="David CLM"/>
    </style:style>
    <style:style style:name="T61" style:family="text">
      <style:text-properties officeooo:rsid="06bfe60e" style:font-size-asian="10.5pt" style:font-name-complex="David CLM"/>
    </style:style>
    <style:style style:name="T62" style:family="text">
      <style:text-properties officeooo:rsid="06de833f"/>
    </style:style>
    <style:style style:name="T63" style:family="text">
      <style:text-properties officeooo:rsid="06d145bd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6e06b5a" style:font-size-asian="12pt" style:font-size-complex="12pt"/>
    </style:style>
    <style:style style:name="T66" style:family="text">
      <style:text-properties fo:font-size="12pt" fo:font-style="normal" style:font-style-asian="normal" style:font-size-complex="12pt" style:font-style-complex="normal"/>
    </style:style>
    <style:style style:name="T67" style:family="text">
      <style:text-properties fo:font-size="12pt" fo:font-style="normal" officeooo:rsid="06ef36a0" style:font-style-asian="normal" style:font-size-complex="12pt" style:font-style-complex="normal"/>
    </style:style>
    <style:style style:name="T68" style:family="text">
      <style:text-properties fo:font-size="12pt" fo:font-style="normal" officeooo:rsid="0710ba64" style:font-style-asian="normal" style:font-size-complex="12pt" style:font-style-complex="normal"/>
    </style:style>
    <style:style style:name="T69" style:family="text">
      <style:text-properties fo:font-size="12pt" fo:font-style="normal" officeooo:rsid="06e2fa61" style:font-style-asian="normal" style:font-size-complex="12pt" style:font-style-complex="normal"/>
    </style:style>
    <style:style style:name="T70" style:family="text">
      <style:text-properties fo:font-size="12pt" fo:font-style="normal" fo:font-weight="bold" officeooo:rsid="0710ba64" style:font-style-asian="normal" style:font-weight-asian="bold" style:font-size-complex="12pt" style:font-style-complex="normal" style:font-weight-complex="bold"/>
    </style:style>
    <style:style style:name="T71" style:family="text">
      <style:text-properties fo:font-size="12pt" fo:font-style="normal" officeooo:rsid="06e2fa61" style:font-size-asian="12pt" style:font-style-asian="normal" style:font-size-complex="12pt" style:font-style-complex="normal"/>
    </style:style>
    <style:style style:name="T72" style:family="text">
      <style:text-properties fo:font-size="12pt" fo:language="en" fo:country="US" fo:font-style="normal" officeooo:rsid="0710ba64" style:font-style-asian="normal" style:font-size-complex="12pt" style:font-style-complex="normal"/>
    </style:style>
    <style:style style:name="T73" style:family="text">
      <style:text-properties officeooo:rsid="06d1e70e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bold" officeooo:rsid="06d1e70e" style:font-weight-asian="bold" style:font-weight-complex="bold"/>
    </style:style>
    <style:style style:name="T76" style:family="text">
      <style:text-properties fo:language="en" fo:country="US" fo:font-weight="bold" officeooo:rsid="06d40058" style:font-weight-asian="bold" style:font-weight-complex="bold"/>
    </style:style>
    <style:style style:name="T77" style:family="text">
      <style:text-properties fo:language="en" fo:country="US" officeooo:rsid="06d1e70e"/>
    </style:style>
    <style:style style:name="T78" style:family="text">
      <style:text-properties fo:language="en" fo:country="US" officeooo:rsid="06d383f2"/>
    </style:style>
    <style:style style:name="T79" style:family="text">
      <style:text-properties fo:language="en" fo:country="US" officeooo:rsid="06d40058"/>
    </style:style>
    <style:style style:name="T80" style:family="text">
      <style:text-properties fo:language="en" fo:country="US" fo:font-weight="normal" officeooo:rsid="06d40058" style:font-weight-asian="normal" style:font-weight-complex="normal"/>
    </style:style>
    <style:style style:name="T81" style:family="text">
      <style:text-properties fo:language="en" fo:country="US" fo:font-weight="normal" officeooo:rsid="06d383f2" style:font-weight-asian="normal" style:font-weight-complex="normal"/>
    </style:style>
    <style:style style:name="T82" style:family="text">
      <style:text-properties fo:language="en" fo:country="US" officeooo:rsid="0713e2a5"/>
    </style:style>
    <style:style style:name="T83" style:family="text">
      <style:text-properties fo:language="en" fo:country="US" officeooo:rsid="07151935"/>
    </style:style>
    <style:style style:name="T84" style:family="text">
      <style:text-properties officeooo:rsid="06e2fa6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span text:style-name="T1">מטלה</text:span> <text:span text:style-name="T2">- חלוקת חפצים בדידים</text:span></text:h>
      <text:p text:style-name="P10">יש לענות על שאלה אחת לבחירתכם. <text:s/><text:span text:style-name="T4">שאלות המסומנות בכוכבית (*) מזכות בניקוד כפול.</text:span></text:p>
      <text:p text:style-name="P14"/>
      <text:p text:style-name="P3">* שאלה <text:span text:style-name="T6">2</text:span>: <text:span text:style-name="T6">חלוקת המושבים בכנסת</text:span></text:p>
      <text:p text:style-name="P9"><text:span text:style-name="T27">מ</text:span><text:span text:style-name="T28">צאו באינטרנט את תוצאות הבחירות האחרונות לכנסת. הפעילו את </text:span><text:span text:style-name="T29">שיטות אדאמס, וובסטר וג’פרסון </text:span><text:span text:style-name="T28">על תוצאות הבחירות לכנסת, בשני מצבים:</text:span></text:p>
      <text:list xml:id="list1139895986" text:style-name="L1">
        <text:list-item>
          <text:p text:style-name="P50">א. בלי אחוז חסימה;</text:p>
        </text:list-item>
        <text:list-item>
          <text:p text:style-name="P50">ב. עם אחוז החסימה הנוכחי.</text:p>
        </text:list-item>
      </text:list>
      <text:p text:style-name="P11">השוו את התוצאות להרכב הכנסת כיום. אילו מפלגות היו מפסידות ואילו מפלגות היו מרוויחות מהשינוי?</text:p>
      <text:p text:style-name="P44"/>
      <text:p text:style-name="P45"/>
      <text:p text:style-name="P35"/>
      <text:p text:style-name="P7"><text:span text:style-name="T62">* </text:span>שאלה <text:span text:style-name="T11">2</text:span>: <text:span text:style-name="T12">אלגוריתם הסבב המשוקלל - תיכנות</text:span></text:p>
      <text:p text:style-name="P26"><text:span text:style-name="T63">כ</text:span>תבו פונקציה בשפת פייתון, המריצה את אלגוריתם הסבב המשוקלל. כותרת הפונקציה:</text:p>
      <text:p text:style-name="P31">def weighted_round_robin(</text:p>
      <text:p text:style-name="P31"><text:s text:c="3"/>rights: list[float], </text:p>
      <text:p text:style-name="P31"><text:s text:c="3"/>valuations: list[list[float]], </text:p>
      <text:p text:style-name="P31"><text:s text:c="3"/>y: float)</text:p>
      <text:p text:style-name="P36">כאשר: rights היא רשימת הזכויות של כל שחקן, valuations היא מטריצת הערכים, ו-y הוא המספר הנמצא בפונקציה f(s)=s+y.</text:p>
      <text:p text:style-name="P36">דוגמה לקלט:</text:p>
      <text:p text:style-name="P32">weighted_round_robin(</text:p>
      <text:p text:style-name="P32"><text:s/>rights=[1,2,4],</text:p>
      <text:p text:style-name="P32"><text:s/>valuations=[[11,11,22,33,44], [11,22,44,55,66], [11,33,22,11,66]],</text:p>
      <text:p text:style-name="P32"><text:s/>y=0.5)</text:p>
      <text:p text:style-name="P36">הקלט מתאר בעיית חלוקה של חמישה חפצים בין שלושה שחקנים. הזכויות של השחקנים הן: השחקן הראשון – 1, השני – 2, השלישי – 4. ערכי השחקנים הם: השחקן <text:span text:style-name="T64">הראשון – [11,11,22,33,44], וכו’.</text:span></text:p>
      <text:p text:style-name="P37"/>
      <text:p text:style-name="P37">הפונקציה צריכה לכתוב את תהליך החלוקה, לדוגמה:</text:p>
      <text:p text:style-name="P33">player 0 takes item 3 with value 33</text:p>
      <text:p text:style-name="P33">player 1 takes item 0 with value 11</text:p>
      <text:p text:style-name="P37">וכו’.</text:p>
      <text:p text:style-name="P37"/>
      <text:p text:style-name="P36"><text:span text:style-name="T64">יש להגיש קוד בגיטהאב + בדיקות. </text:span><text:span text:style-name="T65">בבדיקות, התייחסו גם למקרים הפרטיים של (א) חפצים זהים וזכויות שוות, (ב) חפצים שונים וזכויות שוות, (ג) חפצים זהים וזכויות שונות.</text:span></text:p>
      <text:p text:style-name="P39"/>
      <text:p text:style-name="P34"><text:soft-page-break/></text:p>
      <text:p text:style-name="P6"/>
      <text:p text:style-name="P5">* שאלה <text:span text:style-name="T8">3</text:span>: <text:span text:style-name="T17">איזו שיטה טובה יותר למפלגות קטנות?</text:span></text:p>
      <text:p text:style-name="P16"><text:span text:style-name="T27">נ</text:span><text:span text:style-name="T26">תונות שתי שיטות-מחלק עם פוקנציות-מחלק </text:span><text:span text:style-name="T40">f, g. </text:span></text:p>
      <text:p text:style-name="P12">נתון, שלכל a, b כאשר a&lt;b, מתקיים:</text:p>
      <text:p text:style-name="P30">f(a)/f(b) &lt; g(a)/g(b).</text:p>
      <text:p text:style-name="P17"><text:span text:style-name="T27">ה</text:span><text:span text:style-name="T34">וכיחו, ששיטה </text:span><text:span text:style-name="T45">f</text:span><text:span text:style-name="T34"> טובה למפלגות קטנות </text:span><text:span text:style-name="T35">לפחות כמו </text:span><text:span text:style-name="T34">שיטה </text:span><text:span text:style-name="T45">g.</text:span></text:p>
      <text:p text:style-name="P17"><text:span text:style-name="T59">(כלומר: אם מפלגה א קטנה יותר ממפלגה ב, אז </text:span><text:span text:style-name="T60">בחלוקת מספר מושבים קבוע בין מפלגה א למפלגה ב, מפלגה א תקבל </text:span><text:span text:style-name="T61">בשיטה f </text:span><text:span text:style-name="T60">לפחות אותו מספר מושבים </text:span><text:span text:style-name="T61">כמו שהיתה מקבלת בשיטה g</text:span><text:span text:style-name="T60">).</text:span></text:p>
      <text:p text:style-name="P15"/>
      <text:p text:style-name="P4">* שאלה <text:span text:style-name="T9">5</text:span>: <text:span text:style-name="T10">מיכסה עליונה ותחתונה</text:span></text:p>
      <text:p text:style-name="P23"><text:span text:style-name="T56">המיכסה העליונה </text:span>של מפלגה <text:span text:style-name="T36">היא</text:span> מספר המושבים המגיע לה מעוגל כלפי מעלה; <text:span text:style-name="T53">המיכסה התחתונה </text:span>של מפלגה <text:span text:style-name="T36">היא </text:span>מספר המושבים המגיע לה מעוגל כלפי מטה.</text:p>
      <text:p text:style-name="P22"/>
      <text:p text:style-name="P24"><text:span text:style-name="T54">א. הראו דוגמה שבה שיטת ג’פרסון נותנת למפלגה מסויימת </text:span><text:span text:style-name="T30">מעל </text:span><text:span text:style-name="T37">המיכסה העליונה</text:span><text:span text:style-name="T30"> שלה </text:span><text:span text:style-name="T31">(</text:span><text:span text:style-name="T30">דרושות</text:span><text:span text:style-name="T31"> שלוש מפלגות לפחות)</text:span><text:span text:style-name="T30">.</text:span></text:p>
      <text:p text:style-name="P19"/>
      <text:p text:style-name="P21">ב. הוכיחו שזה לא יכול לקרות עם שיטת אדאמס – כל מפלגה מקבלת לכל היותר את <text:span text:style-name="T58">המיכסה העליונה</text:span> שלה.</text:p>
      <text:p text:style-name="P20"/>
      <text:p text:style-name="P24"><text:span text:style-name="T57">ג</text:span><text:span text:style-name="T54">. הראו דוגמה שבה שיטת </text:span><text:span text:style-name="T30">אדאמס</text:span><text:span text:style-name="T54"> נותנת למפלגה מסויימת </text:span><text:span text:style-name="T30">מתחת </text:span><text:span text:style-name="T37">למיכסה התחתונה</text:span><text:span text:style-name="T30"> שלה </text:span><text:span text:style-name="T31">(</text:span><text:span text:style-name="T30">דרושות</text:span><text:span text:style-name="T31"> שלוש מפלגות לפחות)</text:span><text:span text:style-name="T30">.</text:span></text:p>
      <text:p text:style-name="P20"/>
      <text:p text:style-name="P25"><text:span text:style-name="T33">ד</text:span><text:span text:style-name="T30">. הוכיחו שזה לא יכול לקרות עם שיטת </text:span><text:span text:style-name="T31">ג’פרסון</text:span><text:span text:style-name="T30"> – כל מפלגה מקבלת </text:span><text:span text:style-name="T32">לפחות</text:span><text:span text:style-name="T30"> את </text:span><text:span text:style-name="T37">המיכסה התחתונה</text:span><text:span text:style-name="T32"> שלה</text:span><text:span text:style-name="T30">.</text:span></text:p>
      <text:p text:style-name="P41"/>
      <text:p text:style-name="P8">שאלה <text:span text:style-name="T13">5</text:span>: <text:span text:style-name="T14">חלוקה כמעט-ללא-קנאה עבור תורנויות</text:span></text:p>
      <text:p text:style-name="P27"><text:span text:style-name="T55">תורנויות </text:span>הן חפצים עם ערך שלילי. </text:p>
      <text:p text:style-name="P27"/>
      <text:p text:style-name="P27">א. הגדירו גירסה של EF1 המתאימה לתורנויות; הסבירו מה שיניתם ומדוע.</text:p>
      <text:p text:style-name="P27"/>
      <text:p text:style-name="P29"><text:span text:style-name="T84">ב. </text:span><text:span text:style-name="T38">הוכיחו ש</text:span><text:span text:style-name="T39">אלגוריתם </text:span><text:span text:style-name="T38">הסבב </text:span><text:span text:style-name="T39">מחזיר חלוקה </text:span><text:span text:style-name="T48">EF1 של תורנויות.</text:span></text:p>
      <text:p text:style-name="P28"/>
      <text:p text:style-name="P38">ג. <text:span text:style-name="T84">הגדירו גירסה של EF1 המתאימה </text:span>לשילוב של חפצים ותורנויות (- חפצים עם ערכים חיוביים או שליליים); <text:span text:style-name="T84">הסבירו מה שיניתם ומדוע.</text:span></text:p>
      <text:p text:style-name="P38"/>
      <text:p text:style-name="P40"><text:span text:style-name="T67">* </text:span><text:span text:style-name="T66">ד. </text:span><text:span text:style-name="T68">הראו דוגמה עם חפצים ותורנויות, שבה אלגוריתם הסבב </text:span><text:span text:style-name="T70">לא </text:span><text:span text:style-name="T68">מחזיר חלוקה </text:span><text:span text:style-name="T72">EF1. </text:span><text:span text:style-name="T69">תארו אלגוריתם </text:span><text:span text:style-name="T68">אחר </text:span><text:span text:style-name="T69">המחזיר חלוקה EF1 של </text:span><text:span text:style-name="T66">שילוב חפצים ותורנויות</text:span><text:span text:style-name="T69">; הוכיחו את תשובתכם.</text:span></text:p>
      <text:p text:style-name="P42"/>
      <text:p text:style-name="P47"><text:soft-page-break/><text:span text:style-name="T22"/></text:p>
      <text:p text:style-name="P59"><text:span text:style-name="T22"/></text:p>
      <text:p text:style-name="P60"/>
      <text:p text:style-name="P49"><text:span text:style-name="T15">שאלה </text:span><text:span text:style-name="T13">4</text:span><text:span text:style-name="T15">:</text:span><text:span text:style-name="T71"> </text:span><text:span text:style-name="T13">אלגוריתם הסבב – התחכמות בטוחה</text:span></text:p>
      <text:p text:style-name="P52">משתמשים באלגוריתם הסבב לחלוקת m חפצים בין n שחקנים.</text:p>
      <text:p text:style-name="P57"><text:span text:style-name="T82">א. </text:span><text:span text:style-name="T83">הוכיחו, שכאשר </text:span><text:span text:style-name="T49">m ≤ n, לא קיימת התחכמות בטוחה.</text:span></text:p>
      <text:p text:style-name="P51">* ב. הוכיחו, שגם כאשר m = n+1, לא קיימת התחכמות בטוחה.</text:p>
      <text:p text:style-name="P55"/>
      <text:p text:style-name="P46">שאלה <text:span text:style-name="T16">5</text:span>: <text:span text:style-name="T19">חלוקה ללא-קנאה עד-כדי חפץ כלשהו</text:span></text:p>
      <text:p text:style-name="P57"><text:span text:style-name="T73">חלוקה נקראת "ללא קנאה עד-כדי חפץ כלשהו" (</text:span><text:span text:style-name="T77">E</text:span><text:span text:style-name="T46">F</text:span><text:span text:style-name="T77">x) אם לכל שני שחקנים א,ב, אם נוריד חפץ </text:span><text:span text:style-name="T75">כלשהו</text:span><text:span text:style-name="T77"> מהסל של שחקן ב, אז שחקן א לא יקנא בו.</text:span></text:p>
      <text:p text:style-name="P56"><text:span text:style-name="T74">א [חימום]. הראו דוגמה לחלוקה שהיא EF1 אבל לא E</text:span><text:span text:style-name="T40">F</text:span><text:span text:style-name="T74">x.</text:span></text:p>
      <text:p text:style-name="P53">ב. הוכיחו, שכאשר כל השחקנים מסכימים על סדר העדיפויות בין החפצים, תמיד קיימת חלוקה EFx.</text:p>
      <text:p text:style-name="P54">ג. תארו אלגוריתם למציאת חלוקה <text:s/>EFx בין שני שחקנים </text:p>
      <text:p text:style-name="P57"><text:span text:style-name="T78"><text:tab/>(רמז: מותר להשתמש </text:span><text:span text:style-name="T47">ב</text:span><text:span text:style-name="T78">סעיף ב גם אם לא פתרתם אותו).</text:span></text:p>
      <text:p text:style-name="P56"><text:span text:style-name="T74">* </text:span><text:span text:style-name="T79">ד</text:span><text:span text:style-name="T74">. </text:span><text:span text:style-name="T78">נסו לגרום לכלי ב"מ כלשהו </text:span><text:span text:style-name="T79">לתאר לכם אלגוריתם </text:span><text:span text:style-name="T76">קצר ופשוט </text:span><text:span text:style-name="T80">למציאת חלוקה EFx בין שלושה שחקנים. ודאו שהאלגוריתם נכון.</text:span></text:p>
      <text:p text:style-name="P57"><text:span text:style-name="T80">** </text:span><text:span text:style-name="T52">ה</text:span><text:span text:style-name="T80">. </text:span><text:span text:style-name="T81">נסו לגרום לכלי ב"מ כלשהו </text:span><text:span text:style-name="T80">לתאר לכם אלגוריתם </text:span><text:span text:style-name="T76">קצר ופשוט </text:span><text:span text:style-name="T80">למציאת חלוקה EFx בין </text:span><text:span text:style-name="T51">ארבעה </text:span><text:span text:style-name="T80">שחקנים. ודאו שהאלגוריתם נכון.</text:span></text:p>
      <text:p text:style-name="P48"><text:span text:style-name="T2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06T18:13:30.221000000</dc:date>
    <meta:editing-duration>P12DT2H13M6S</meta:editing-duration>
    <meta:editing-cycles>1572</meta:editing-cycles>
    <meta:document-statistic meta:table-count="0" meta:image-count="0" meta:object-count="0" meta:page-count="3" meta:paragraph-count="57" meta:word-count="612" meta:character-count="3481" meta:non-whitespace-character-count="2901"/>
  </office:meta>
</office:document-meta>
</file>